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77.4pt"/>
    </style:style>
    <style:style style:name="co5" style:family="table-column">
      <style:table-column-properties fo:break-before="auto" style:column-width="109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82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pt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5" table:number-rows-spanned="1">
            <text:p>Laporan Frekuensi [detail.format_hari]</text:p>
          </table:table-cell>
          <table:covered-table-cell/>
          <table:covered-table-cell table:style-name="ce7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5" table:number-rows-spanned="1">
            <text:p>Koleksi Sering Dipinjam [detail.periode2]</text:p>
          </table:table-cell>
          <table:covered-table-cell/>
          <table:covered-table-cell table:style-name="ce7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5" table:number-rows-spanned="1">
            <text:p>Berdasarkan Ranking [detail.Berdasarkan]</text:p>
          </table:table-cell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Frekuensi</text:p>
          </table:table-cell>
          <table:table-cell table:style-name="ce10" office:value-type="string" calcext:value-type="string">
            <text:p>Data Bibliografis</text:p>
          </table:table-cell>
          <table:table-cell table:style-name="ce10" office:value-type="string" calcext:value-type="string">
            <text:p>Jumlah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Frekuensi]</text:p>
          </table:table-cell>
          <table:table-cell table:style-name="ce11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12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Jumlah</text:p>
          </table:table-cell>
          <table:covered-table-cell table:style-name="ce6"/>
          <table:table-cell table:style-name="ce9" office:value-type="string" calcext:value-type="string">
            <text:p>[detail.TotalFrekuensi]</text:p>
          </table:table-cell>
          <table:table-cell table:style-name="ce6"/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1:40:09.9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7T13:22:26.902000000</dc:date>
    <meta:editing-duration>PT8H45M44S</meta:editing-duration>
    <meta:editing-cycles>45</meta:editing-cycles>
    <meta:document-statistic meta:table-count="1" meta:cell-count="16" meta:object-count="0"/>
  </office:meta>
</office:document-meta>
</file>